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a</mi>
        <mtext>z</mtext>
      </msub>
      <mrow>
        <mspace width="2em"/>
        <mo stretchy="false">=</mo>
        <mspace width="2em"/>
      </mrow>
      <mfrac>
        <msup>
          <mi>v</mi>
          <mn>2</mn>
        </msup>
        <mi>r</mi>
      </mfrac>
    </mrow>
    <annotation encoding="StarMath 5.0">a _"z" ~=~ v^2 over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0:58:20.335000000</meta:creation-date>
    <dc:date>2015-03-05T20:58:42.379000000</dc:date>
    <meta:editing-duration>PT22S</meta:editing-duration>
    <meta:editing-cycles>1</meta:editing-cycles>
    <meta:generator>LibreOffice/4.3.4.1$Windows_x86 LibreOffice_project/bc356b2f991740509f321d70e4512a6a54c5f243</meta:generator>
  </office:meta>
</office:document-meta>
</file>